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2cm" fo:min-width="4.686cm"/>
    </style:style>
    <style:style style:name="gr2" style:family="graphic" style:parent-style-name="standard">
      <style:graphic-properties draw:textarea-horizontal-align="justify" draw:textarea-vertical-align="middle" draw:auto-grow-height="false" fo:min-height="0.77cm" fo:min-width="2.464cm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2.742cm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3.3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2.186cm"/>
    </style:style>
    <style:style style:name="gr7" style:family="graphic" style:parent-style-name="standard">
      <style:graphic-properties draw:textarea-horizontal-align="justify" draw:textarea-vertical-align="middle" draw:auto-grow-height="false" fo:min-height="0.584cm" fo:min-width="2.186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84cm" fo:min-width="2.926cm"/>
    </style:style>
    <style:style style:name="gr10" style:family="graphic" style:parent-style-name="standard">
      <style:graphic-properties draw:textarea-horizontal-align="justify" draw:textarea-vertical-align="middle" draw:auto-grow-height="false" fo:min-height="0.77cm" fo:min-width="4.872cm"/>
    </style:style>
    <style:style style:name="gr11" style:family="graphic" style:parent-style-name="standard">
      <style:graphic-properties draw:textarea-horizontal-align="justify" draw:textarea-vertical-align="middle" draw:auto-grow-height="false" fo:min-height="1.048cm" fo:min-width="2.278cm"/>
    </style:style>
    <style:style style:name="gr12" style:family="graphic" style:parent-style-name="standard">
      <style:graphic-properties draw:textarea-horizontal-align="justify" draw:textarea-vertical-align="middle" draw:auto-grow-height="false" fo:min-height="1.14cm" fo:min-width="4.872cm"/>
    </style:style>
    <style:style style:name="gr13" style:family="graphic" style:parent-style-name="standard">
      <style:graphic-properties draw:textarea-horizontal-align="justify" draw:textarea-vertical-align="middle" draw:auto-grow-height="false" fo:min-height="0.4cm" fo:min-width="4.038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0.534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none" svg:stroke-color="#000000" draw:fill="none" draw:fill-color="#ffffff" fo:min-height="3.25cm"/>
    </style:style>
    <style:style style:name="gr18" style:family="graphic" style:parent-style-name="standard">
      <style:graphic-properties draw:textarea-horizontal-align="justify" draw:textarea-vertical-align="middle" draw:auto-grow-height="false" fo:min-height="1.88cm" fo:min-width="3.668cm"/>
    </style:style>
    <style:style style:name="gr19" style:family="graphic" style:parent-style-name="standard">
      <style:graphic-properties draw:stroke="none" svg:stroke-color="#000000" draw:fill="none" draw:fill-color="#ffffff" fo:min-height="2.05cm"/>
    </style:style>
    <style:style style:name="gr20" style:family="graphic" style:parent-style-name="standard">
      <style:graphic-properties draw:textarea-horizontal-align="justify" draw:textarea-vertical-align="middle" draw:auto-grow-height="false" fo:min-height="1.51cm" fo:min-width="6.446cm"/>
    </style:style>
    <style:style style:name="gr21" style:family="graphic" style:parent-style-name="standard">
      <style:graphic-properties draw:textarea-horizontal-align="justify" draw:textarea-vertical-align="middle" draw:auto-grow-height="false" fo:min-height="0.862cm" fo:min-width="3.946cm"/>
    </style:style>
    <style:style style:name="gr22" style:family="graphic" style:parent-style-name="standard">
      <style:graphic-properties draw:textarea-horizontal-align="justify" draw:textarea-vertical-align="middle" draw:auto-grow-height="false" fo:min-height="0.862cm" fo:min-width="4.13cm"/>
    </style:style>
    <style:style style:name="gr23" style:family="graphic" style:parent-style-name="standard">
      <style:graphic-properties draw:textarea-horizontal-align="justify" draw:textarea-vertical-align="middle" draw:auto-grow-height="false" fo:min-height="1.232cm" fo:min-width="4.316cm"/>
    </style:style>
    <style:style style:name="gr24" style:family="graphic" style:parent-style-name="standard">
      <style:graphic-properties draw:textarea-horizontal-align="justify" draw:textarea-vertical-align="middle" draw:auto-grow-height="false" fo:min-height="1.048cm" fo:min-width="1.895cm"/>
    </style:style>
    <style:style style:name="gr25" style:family="graphic" style:parent-style-name="standard">
      <style:graphic-properties draw:textarea-horizontal-align="justify" draw:textarea-vertical-align="middle" draw:auto-grow-height="false" fo:min-height="1.14cm" fo:min-width="4.224cm"/>
    </style:style>
    <style:style style:name="gr26" style:family="graphic" style:parent-style-name="standard">
      <style:graphic-properties draw:textarea-horizontal-align="justify" draw:textarea-vertical-align="middle" draw:auto-grow-height="false" fo:min-height="1.104cm" fo:min-width="6.654cm"/>
    </style:style>
    <style:style style:name="gr27" style:family="graphic" style:parent-style-name="standard">
      <style:graphic-properties draw:textarea-horizontal-align="justify" draw:textarea-vertical-align="middle" draw:auto-grow-height="false" fo:min-height="1.194cm" fo:min-width="6.944cm"/>
    </style:style>
    <style:style style:name="gr28" style:family="graphic" style:parent-style-name="standard">
      <style:graphic-properties draw:textarea-horizontal-align="justify" draw:textarea-vertical-align="middle" draw:auto-grow-height="false" fo:min-height="2.714cm" fo:min-width="12.926cm"/>
    </style:style>
    <style:style style:name="gr29" style:family="graphic" style:parent-style-name="standard">
      <style:graphic-properties draw:textarea-horizontal-align="justify" draw:textarea-vertical-align="middle" draw:auto-grow-height="false" fo:min-height="1.194cm" fo:min-width="8.844cm"/>
    </style:style>
    <style:style style:name="gr30" style:family="graphic" style:parent-style-name="standard">
      <style:graphic-properties draw:textarea-horizontal-align="justify" draw:textarea-vertical-align="middle" draw:auto-grow-height="false" fo:min-height="1.325cm" fo:min-width="5.15cm"/>
    </style:style>
    <style:style style:name="gr31" style:family="graphic" style:parent-style-name="standard">
      <style:graphic-properties draw:textarea-horizontal-align="justify" draw:textarea-vertical-align="middle" draw:auto-grow-height="false" fo:min-height="1.284cm" fo:min-width="5.234cm"/>
    </style:style>
    <style:style style:name="gr32" style:family="graphic" style:parent-style-name="standard">
      <style:graphic-properties draw:textarea-horizontal-align="justify" draw:textarea-vertical-align="middle" draw:auto-grow-height="false" fo:min-height="1.466cm" fo:min-width="4.716cm"/>
    </style:style>
    <style:style style:name="gr33" style:family="graphic" style:parent-style-name="standard">
      <style:graphic-properties draw:textarea-horizontal-align="justify" draw:textarea-vertical-align="middle" draw:auto-grow-height="false" fo:min-height="1.376cm" fo:min-width="4.326cm"/>
    </style:style>
    <style:style style:name="gr34" style:family="graphic" style:parent-style-name="standard">
      <style:graphic-properties draw:textarea-horizontal-align="justify" draw:textarea-vertical-align="middle" draw:auto-grow-height="false" fo:min-height="1.646cm" fo:min-width="9.196cm"/>
    </style:style>
    <style:style style:name="gr35" style:family="graphic" style:parent-style-name="standard">
      <style:graphic-properties draw:textarea-horizontal-align="justify" draw:textarea-vertical-align="middle" draw:auto-grow-height="false" fo:min-height="1.194cm" fo:min-width="7.644cm"/>
    </style:style>
    <style:style style:name="gr36" style:family="graphic" style:parent-style-name="standard">
      <style:graphic-properties draw:textarea-horizontal-align="justify" draw:textarea-vertical-align="middle" draw:auto-grow-height="false" fo:min-height="1.014cm" fo:min-width="4.864cm"/>
    </style:style>
    <style:style style:name="gr37" style:family="graphic" style:parent-style-name="standard">
      <style:graphic-properties draw:textarea-horizontal-align="justify" draw:textarea-vertical-align="middle" draw:auto-grow-height="false" fo:min-height="0.924cm" fo:min-width="4.8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72pt" style:font-size-asian="72pt" style:font-size-complex="72pt"/>
    </style:style>
    <style:style style:name="P5" style:family="paragraph">
      <loext:graphic-properties draw:fill="none" draw:fill-color="#ffffff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5.6cm" svg:height="1.6cm" svg:x="12.205cm" svg:y="9.47cm">
          <text:p text:style-name="P1">Legendary Che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2cm" svg:height="1.1cm" svg:x="2.755cm" svg:y="3.47cm">
          <text:p text:style-name="P1">SDL 1.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3" draw:id="id3" draw:layer="layout" svg:width="3.5cm" svg:height="1.2cm" svg:x="22.755cm" svg:y="3.37cm">
          <text:p text:style-name="P1">N3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1" draw:id="id1" draw:layer="layout" svg:width="4.2cm" svg:height="1.8cm" svg:x="13.105cm" svg:y="12.17cm">
          <text:p text:style-name="P1">RPG 2D</text:p>
          <text:p text:style-name="P1">Por Turno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0.15cm" svg:x1="15.205cm" svg:y1="12.17cm" svg:x2="15.005cm" svg:y2="11.07cm" draw:start-shape="id1" draw:end-shape="id2" draw:end-glue-point="6" svg:d="M15205 12170v-400h-200v-700" svg:viewBox="0 0 201 1101">
          <text:p/>
        </draw:connector>
        <draw:connector draw:style-name="gr5" draw:text-style-name="P1" draw:layer="layout" svg:x1="12.205cm" svg:y1="10.27cm" svg:x2="4.355cm" svg:y2="4.57cm" draw:start-shape="id2" draw:start-glue-point="5" svg:d="M12205 10270h-4175v-5700h-3675" svg:viewBox="0 0 7851 5701">
          <text:p/>
        </draw:connector>
        <draw:connector draw:style-name="gr5" draw:text-style-name="P1" draw:layer="layout" svg:x1="17.805cm" svg:y1="10.27cm" svg:x2="24.505cm" svg:y2="4.57cm" draw:start-shape="id2" draw:start-glue-point="7" draw:end-shape="id3" draw:end-glue-point="6" svg:d="M17805 10270h6700v-5700" svg:viewBox="0 0 6701 5701">
          <text:p/>
        </draw:connector>
      </draw:page>
      <draw:page draw:name="page2" draw:style-name="dp1" draw:master-page-name="Predeterminado">
        <draw:custom-shape draw:style-name="gr1" draw:text-style-name="P2" xml:id="id5" draw:id="id5" draw:layer="layout" svg:width="5.6cm" svg:height="1.6cm" svg:x="11.105cm" svg:y="7.57cm">
          <text:p text:style-name="P2">Legendary Che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.2cm" svg:height="1.1cm" svg:x="1.655cm" svg:y="1.57cm">
          <text:p text:style-name="P2">SDL 1.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3.5cm" svg:height="1.2cm" svg:x="9.455cm" svg:y="1.47cm">
          <text:p text:style-name="P2">N3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4" draw:id="id4" draw:layer="layout" svg:width="4.2cm" svg:height="1.8cm" svg:x="12.005cm" svg:y="10.27cm">
          <text:p text:style-name="P2">RPG 2D</text:p>
          <text:p text:style-name="P2">Por Turno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0.15cm" svg:x1="14.105cm" svg:y1="10.27cm" svg:x2="13.905cm" svg:y2="9.17cm" draw:start-shape="id4" draw:end-shape="id5" draw:end-glue-point="6" svg:d="M14105 10270v-400h-200v-700" svg:viewBox="0 0 201 1101">
          <text:p/>
        </draw:connector>
        <draw:connector draw:style-name="gr5" draw:text-style-name="P1" draw:layer="layout" svg:x1="11.105cm" svg:y1="8.37cm" svg:x2="3.255cm" svg:y2="2.67cm" draw:start-shape="id5" draw:start-glue-point="5" svg:d="M11105 8370h-4175v-5700h-3675" svg:viewBox="0 0 7851 5701">
          <text:p/>
        </draw:connector>
        <draw:connector draw:style-name="gr5" draw:text-style-name="P1" draw:layer="layout" svg:x1="16.705cm" svg:y1="8.37cm" svg:x2="11.205cm" svg:y2="2.67cm" draw:start-shape="id5" draw:start-glue-point="7" svg:d="M16705 8370h502v-5700h-6002" svg:viewBox="0 0 6003 5701">
          <text:p/>
        </draw:connector>
      </draw:page>
      <draw:page draw:name="page3" draw:style-name="dp1" draw:master-page-name="Predeterminado">
        <draw:custom-shape draw:style-name="gr6" draw:text-style-name="P1" xml:id="id6" draw:id="id6" draw:layer="layout" svg:width="2.9cm" svg:height="1cm" svg:x="9.355cm" svg:y="5.154cm">
          <text:p text:style-name="P1">Main.c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7" draw:id="id7" draw:layer="layout" svg:width="2.9cm" svg:height="0.9cm" svg:x="5.955cm" svg:y="3.154cm">
          <text:p text:style-name="P1">Main.h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svg:x1="10.805cm" svg:y1="5.154cm" svg:x2="7.405cm" svg:y2="4.054cm" draw:start-shape="id6" draw:start-glue-point="4" draw:end-shape="id7" draw:end-glue-point="6" svg:d="M10805 5154v-549h-3400v-551" svg:viewBox="0 0 3401 1101">
          <text:p text:style-name="P1"/>
        </draw:connector>
        <draw:custom-shape draw:style-name="gr9" draw:text-style-name="P1" xml:id="id8" draw:id="id8" draw:layer="layout" svg:width="3.7cm" svg:height="0.9cm" svg:x="13.155cm" svg:y="3.254cm">
          <text:p text:style-name="P1">Engine.h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0.805cm" svg:y1="5.154cm" svg:x2="13.155cm" svg:y2="3.704cm" draw:start-shape="id6" draw:start-glue-point="4" draw:end-shape="id8" draw:end-glue-point="5" svg:d="M10805 5154v-1450h2350" svg:viewBox="0 0 2351 1451">
          <text:p/>
        </draw:connector>
        <draw:custom-shape draw:style-name="gr10" draw:text-style-name="P1" xml:id="id9" draw:id="id9" draw:layer="layout" svg:width="5.8cm" svg:height="1.1cm" svg:x="8.655cm" svg:y="8.954cm">
          <text:p text:style-name="P1">Main Engi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2.255cm" svg:y1="5.654cm" svg:x2="11.555cm" svg:y2="8.954cm" draw:start-shape="id6" draw:start-glue-point="7" draw:end-shape="id9" draw:end-glue-point="4" svg:d="M12255 5654h502v1901h-1202v1399" svg:viewBox="0 0 1203 3301">
          <text:p/>
        </draw:connector>
        <draw:connector draw:style-name="gr8" draw:text-style-name="P1" draw:layer="layout" draw:line-skew="0.999cm" svg:x1="15.005cm" svg:y1="4.154cm" svg:x2="11.555cm" svg:y2="8.954cm" draw:start-shape="id8" draw:start-glue-point="6" draw:end-shape="id9" draw:end-glue-point="4" svg:d="M15005 4154v3400h-3450v1400" svg:viewBox="0 0 3451 4801">
          <text:p text:style-name="P1"/>
        </draw:connector>
        <draw:custom-shape draw:style-name="gr11" draw:text-style-name="P1" xml:id="id10" draw:id="id10" draw:layer="layout" svg:width="3cm" svg:height="1.4cm" svg:x="10.055cm" svg:y="10.654cm">
          <text:p text:style-name="P1">Intr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1.555cm" svg:y1="10.054cm" svg:x2="11.555cm" svg:y2="10.654cm" draw:start-shape="id9" draw:start-glue-point="6" draw:end-shape="id10" draw:end-glue-point="4" svg:d="M11555 10054v600" svg:viewBox="0 0 1 601">
          <text:p/>
        </draw:connector>
        <draw:custom-shape draw:style-name="gr12" draw:text-style-name="P1" xml:id="id11" draw:id="id11" draw:layer="layout" svg:width="5.8cm" svg:height="1.5cm" svg:x="5.755cm" svg:y="12.954cm">
          <text:p text:style-name="P1">Game Loo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1.555cm" svg:y1="12.054cm" svg:x2="8.655cm" svg:y2="12.954cm" draw:start-shape="id10" draw:start-glue-point="6" draw:end-shape="id11" draw:end-glue-point="4" svg:d="M11555 12054v450h-2900v450" svg:viewBox="0 0 2901 901">
          <text:p/>
        </draw:connector>
        <draw:custom-shape draw:style-name="gr13" draw:text-style-name="P1" xml:id="id13" draw:id="id13" draw:layer="layout" svg:width="4.9cm" svg:height="0.7cm" svg:x="9.754cm" svg:y="17.253cm">
          <text:p text:style-name="P1">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xml:id="id14" draw:id="id14" draw:layer="layout" svg:width="4.9cm" svg:height="0.7cm" svg:x="9.754cm" svg:y="18.053cm">
          <text:p text:style-name="P1">Rend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xml:id="id12" draw:id="id12" draw:layer="layout" svg:width="4.9cm" svg:height="0.7cm" svg:x="9.755cm" svg:y="16.454cm">
          <text:p text:style-name="P1">Load St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xml:id="id15" draw:id="id15" draw:layer="layout" svg:width="4.9cm" svg:height="0.7cm" svg:x="9.755cm" svg:y="18.854cm">
          <text:p text:style-name="P1">Unload St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svg:x1="8.655cm" svg:y1="14.454cm" svg:x2="9.755cm" svg:y2="16.804cm" draw:start-shape="id11" draw:start-glue-point="6" draw:end-shape="id12" draw:end-glue-point="5" svg:d="M8655 14454v2350h1100" svg:viewBox="0 0 1101 2351">
          <text:p text:style-name="P1">If</text:p>
        </draw:connector>
        <draw:connector draw:style-name="gr5" draw:text-style-name="P1" draw:layer="layout" svg:x1="8.655cm" svg:y1="14.454cm" svg:x2="9.754cm" svg:y2="17.603cm" draw:start-shape="id11" draw:start-glue-point="6" draw:end-shape="id13" draw:end-glue-point="5" svg:d="M8655 14454v3149h1099" svg:viewBox="0 0 1100 3150">
          <text:p/>
        </draw:connector>
        <draw:connector draw:style-name="gr5" draw:text-style-name="P1" draw:layer="layout" svg:x1="8.655cm" svg:y1="14.454cm" svg:x2="9.754cm" svg:y2="18.403cm" draw:start-shape="id11" draw:start-glue-point="6" draw:end-shape="id14" draw:end-glue-point="5" svg:d="M8655 14454v3949h1099" svg:viewBox="0 0 1100 3950">
          <text:p/>
        </draw:connector>
        <draw:connector draw:style-name="gr5" draw:text-style-name="P1" draw:layer="layout" svg:x1="8.655cm" svg:y1="14.454cm" svg:x2="9.755cm" svg:y2="19.204cm" draw:start-shape="id11" draw:start-glue-point="6" draw:end-shape="id15" draw:end-glue-point="5" svg:d="M8655 14454v4750h1100" svg:viewBox="0 0 1101 4751">
          <text:p/>
        </draw:connector>
        <draw:frame draw:style-name="gr14" draw:text-style-name="P3" draw:layer="layout" svg:width="1cm" svg:height="0.962cm" svg:x="8.755cm" svg:y="18.492cm">
          <draw:text-box>
            <text:p>If</text:p>
          </draw:text-box>
        </draw:frame>
        <draw:frame draw:style-name="gr15" draw:text-style-name="P3" draw:layer="layout" svg:width="4.7cm" svg:height="0.962cm" svg:x="8.555cm" svg:y="1.67cm">
          <draw:text-box>
            <text:p>Dependencies</text:p>
          </draw:text-box>
        </draw:frame>
        <draw:frame draw:style-name="gr16" draw:text-style-name="P3" draw:layer="layout" svg:width="8cm" svg:height="1.673cm" svg:x="3.855cm" svg:y="14.554cm">
          <draw:text-box>
            <text:p>While (Running)</text:p>
          </draw:text-box>
        </draw:frame>
        <draw:frame draw:style-name="gr17" draw:text-style-name="P3" draw:layer="layout" svg:width="7.2cm" svg:height="3.5cm" svg:x="15.755cm" svg:y="18.17cm">
          <draw:text-box>
            <text:p>States</text:p>
          </draw:text-box>
        </draw:frame>
        <draw:custom-shape draw:style-name="gr13" draw:text-style-name="P1" draw:layer="layout" svg:width="4.9cm" svg:height="0.7cm" svg:x="15.654cm" svg:y="17.253cm">
          <text:p text:style-name="P1">Outdo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4.9cm" svg:height="0.7cm" svg:x="15.654cm" svg:y="18.053cm">
          <text:p text:style-name="P1">Indo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4.9cm" svg:height="0.7cm" svg:x="15.655cm" svg:y="16.454cm">
          <text:p text:style-name="P1">Start Menu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4.9cm" svg:height="0.7cm" svg:x="15.655cm" svg:y="18.854cm">
          <text:p text:style-name="P1">Batt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4" draw:style-name="dp1" draw:master-page-name="Predeterminado">
        <draw:custom-shape draw:style-name="gr18" draw:text-style-name="P1" xml:id="id24" draw:id="id24" draw:layer="layout" svg:width="4.5cm" svg:height="2.3cm" svg:x="1.555cm" svg:y="8.57cm">
          <text:p text:style-name="P1">Batt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5" draw:layer="layout" svg:width="15.4cm" svg:height="3.088cm" svg:x="7.055cm" svg:y="0.67cm">
          <draw:text-box>
            <text:p text:style-name="P4"><text:span text:style-name="T1">Battle State </text:span></text:p>
          </draw:text-box>
        </draw:frame>
        <draw:custom-shape draw:style-name="gr20" draw:text-style-name="P1" xml:id="id17" draw:id="id17" draw:layer="layout" svg:width="7.5cm" svg:height="1.9cm" svg:x="10.155cm" svg:y="9.07cm">
          <text:p text:style-name="P1">Play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xml:id="id25" draw:id="id25" draw:layer="layout" svg:width="7.5cm" svg:height="1.9cm" svg:x="9.955cm" svg:y="4.57cm">
          <text:p text:style-name="P1">Background Sel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xml:id="id21" draw:id="id21" draw:layer="layout" svg:width="7.5cm" svg:height="1.9cm" svg:x="10.255cm" svg:y="12.47cm">
          <text:p text:style-name="P1">Enemy (5 Max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xml:id="id16" draw:id="id16" draw:layer="layout" svg:width="4.8cm" svg:height="1.2cm" svg:x="19.455cm" svg:y="7.47cm">
          <text:p text:style-name="P1">Sta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" xml:id="id18" draw:id="id18" draw:layer="layout" svg:width="5cm" svg:height="1.2cm" svg:x="19.655cm" svg:y="9.17cm">
          <text:p text:style-name="P1">Attack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" xml:id="id19" draw:id="id19" draw:layer="layout" svg:width="5.2cm" svg:height="1.6cm" svg:x="19.455cm" svg:y="10.57cm">
          <text:p text:style-name="P1">Ui Op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9.455cm" svg:y1="8.07cm" svg:x2="17.655cm" svg:y2="10.02cm" draw:start-shape="id16" draw:start-glue-point="5" draw:end-shape="id17" draw:end-glue-point="7" svg:d="M19455 8070h-899v1950h-901" svg:viewBox="0 0 1801 1951">
          <text:p/>
        </draw:connector>
        <draw:connector draw:style-name="gr5" draw:text-style-name="P1" draw:layer="layout" svg:x1="19.655cm" svg:y1="9.77cm" svg:x2="17.655cm" svg:y2="10.02cm" draw:start-shape="id18" draw:start-glue-point="5" draw:end-shape="id17" draw:end-glue-point="7" svg:d="M19655 9770h-999v250h-1001" svg:viewBox="0 0 2001 251">
          <text:p/>
        </draw:connector>
        <draw:connector draw:style-name="gr5" draw:text-style-name="P1" draw:layer="layout" svg:x1="19.455cm" svg:y1="11.37cm" svg:x2="17.655cm" svg:y2="10.02cm" draw:start-shape="id19" draw:start-glue-point="5" draw:end-shape="id17" draw:end-glue-point="7" svg:d="M19455 11370h-899v-1350h-901" svg:viewBox="0 0 1801 1351">
          <text:p/>
        </draw:connector>
        <draw:custom-shape draw:style-name="gr1" draw:text-style-name="P1" xml:id="id23" draw:id="id23" draw:layer="layout" svg:width="5.6cm" svg:height="1.6cm" svg:x="19.355cm" svg:y="15.57cm">
          <text:p text:style-name="P1">Attack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" xml:id="id20" draw:id="id20" draw:layer="layout" svg:width="2.585cm" svg:height="1.4cm" svg:x="25.355cm" svg:y="9.07cm">
          <text:p text:style-name="P1">F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24.655cm" svg:y1="9.77cm" svg:x2="25.355cm" svg:y2="9.77cm" draw:start-shape="id18" draw:start-glue-point="7" draw:end-shape="id20" draw:end-glue-point="5" svg:d="M24655 9770h700" svg:viewBox="0 0 701 1">
          <text:p/>
        </draw:connector>
        <draw:custom-shape draw:style-name="gr25" draw:text-style-name="P1" xml:id="id22" draw:id="id22" draw:layer="layout" svg:width="5.1cm" svg:height="1.5cm" svg:x="19.555cm" svg:y="13.17cm">
          <text:p text:style-name="P1">HP M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7.755cm" svg:y1="13.42cm" svg:x2="19.555cm" svg:y2="13.92cm" draw:start-shape="id21" draw:start-glue-point="7" draw:end-shape="id22" draw:end-glue-point="5" svg:d="M17755 13420h901v500h899" svg:viewBox="0 0 1801 501">
          <text:p/>
        </draw:connector>
        <draw:connector draw:style-name="gr5" draw:text-style-name="P1" draw:layer="layout" svg:x1="17.755cm" svg:y1="13.42cm" svg:x2="19.355cm" svg:y2="16.37cm" draw:start-shape="id21" draw:start-glue-point="7" draw:end-shape="id23" draw:end-glue-point="5" svg:d="M17755 13420h801v2950h799" svg:viewBox="0 0 1601 2951">
          <text:p/>
        </draw:connector>
        <draw:connector draw:style-name="gr5" draw:text-style-name="P1" draw:layer="layout" svg:x1="6.055cm" svg:y1="9.72cm" svg:x2="9.955cm" svg:y2="5.52cm" draw:start-shape="id24" draw:start-glue-point="7" draw:end-shape="id25" draw:end-glue-point="5" svg:d="M6055 9720h1951v-4200h1949" svg:viewBox="0 0 3901 4201">
          <text:p/>
        </draw:connector>
        <draw:connector draw:style-name="gr5" draw:text-style-name="P1" draw:layer="layout" svg:x1="6.055cm" svg:y1="9.72cm" svg:x2="10.155cm" svg:y2="10.02cm" draw:start-shape="id24" draw:start-glue-point="7" draw:end-shape="id17" draw:end-glue-point="5" svg:d="M6055 9720h2051v300h2049" svg:viewBox="0 0 4101 301">
          <text:p/>
        </draw:connector>
        <draw:connector draw:style-name="gr5" draw:text-style-name="P1" draw:layer="layout" svg:x1="6.055cm" svg:y1="9.72cm" svg:x2="10.255cm" svg:y2="13.42cm" draw:start-shape="id24" draw:start-glue-point="7" draw:end-shape="id21" draw:end-glue-point="5" svg:d="M6055 9720h2101v3700h2099" svg:viewBox="0 0 4201 3701">
          <text:p/>
        </draw:connector>
        <draw:custom-shape draw:style-name="gr26" draw:text-style-name="P1" xml:id="id26" draw:id="id26" draw:layer="layout" svg:width="7.3cm" svg:height="1.5cm" svg:x="10.355cm" svg:y="15.97cm">
          <text:p text:style-name="P1">Mus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6.055cm" svg:y1="9.72cm" svg:x2="10.355cm" svg:y2="16.72cm" draw:start-shape="id24" draw:start-glue-point="7" draw:end-shape="id26" draw:end-glue-point="3" svg:d="M6055 9720h2151v7000h2149" svg:viewBox="0 0 4301 7001">
          <text:p/>
        </draw:connector>
        <draw:custom-shape draw:style-name="gr27" draw:text-style-name="P1" xml:id="id27" draw:id="id27" draw:layer="layout" svg:width="7.6cm" svg:height="1.6cm" svg:x="10.255cm" svg:y="18.07cm">
          <text:p text:style-name="P1">Story Driven 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6.055cm" svg:y1="9.72cm" svg:x2="10.255cm" svg:y2="18.87cm" draw:start-shape="id24" draw:start-glue-point="7" draw:end-shape="id27" draw:end-glue-point="3" svg:d="M6055 9720h2101v9150h2099" svg:viewBox="0 0 4201 9151">
          <text:p/>
        </draw:connector>
      </draw:page>
      <draw:page draw:name="page5" draw:style-name="dp1" draw:master-page-name="Predeterminado">
        <draw:custom-shape draw:style-name="gr28" draw:text-style-name="P1" draw:layer="layout" svg:width="14.5cm" svg:height="3.2cm" svg:x="6.155cm" svg:y="2.37cm">
          <text:p text:style-name="P1">Batt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" xml:id="id28" draw:id="id28" draw:layer="layout" svg:width="9.5cm" svg:height="1.6cm" svg:x="2.455cm" svg:y="6.27cm">
          <text:p text:style-name="P1">Player 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-3.202cm" svg:x1="11.955cm" svg:y1="7.07cm" svg:x2="6.905cm" svg:y2="8.97cm" draw:start-shape="id28" draw:start-glue-point="1" draw:end-shape="id29" draw:end-glue-point="4" svg:d="M11955 7070h-2700v1350h-2350v550" svg:viewBox="0 0 5051 1901">
          <text:p/>
        </draw:connector>
        <draw:custom-shape draw:style-name="gr30" draw:text-style-name="P1" xml:id="id29" draw:id="id29" draw:layer="layout" svg:width="6.1cm" svg:height="1.7cm" svg:x="3.855cm" svg:y="8.97cm">
          <text:p text:style-name="P1">Simple Attac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" draw:layer="layout" svg:width="5.9cm" svg:height="1.7cm" svg:x="4.055cm" svg:y="11.07cm">
          <text:p text:style-name="P1">Habi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5.4cm" svg:height="1.9cm" svg:x="3.855cm" svg:y="13.17cm">
          <text:p text:style-name="P1">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5cm" svg:height="1.8cm" svg:x="4.455cm" svg:y="15.67cm">
          <text:p text:style-name="P1">Esc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9.9cm" svg:height="2.1cm" svg:x="14.655cm" svg:y="6.67cm">
          <text:p text:style-name="P1">Enemy 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30" draw:id="id30" draw:layer="layout" svg:width="8.3cm" svg:height="1.6cm" svg:x="10.355cm" svg:y="11.67cm">
          <text:p text:style-name="P1">Randr() % 100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31" draw:id="id31" draw:layer="layout" svg:width="5.5cm" svg:height="1.4cm" svg:x="20.755cm" svg:y="10.37cm">
          <text:p text:style-name="P1">if(&lt;=70)At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32" draw:id="id32" draw:layer="layout" svg:width="5.5cm" svg:height="1.3cm" svg:x="20.655cm" svg:y="13.97cm">
          <text:p text:style-name="P1">If(&gt;=70 ) Habi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8.655cm" svg:y1="12.47cm" svg:x2="20.755cm" svg:y2="11.07cm" draw:start-shape="id30" draw:start-glue-point="1" draw:end-shape="id31" draw:end-glue-point="3" svg:d="M18655 12470h1051v-1400h1049" svg:viewBox="0 0 2101 1401">
          <text:p/>
        </draw:connector>
        <draw:connector draw:style-name="gr5" draw:text-style-name="P1" draw:layer="layout" svg:x1="18.655cm" svg:y1="12.47cm" svg:x2="20.655cm" svg:y2="14.62cm" draw:start-shape="id30" draw:start-glue-point="1" draw:end-shape="id32" draw:end-glue-point="3" svg:d="M18655 12470h1001v2150h999" svg:viewBox="0 0 2001 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03:22:33.478000000</meta:creation-date>
    <dc:date>2019-02-12T07:11:46.810000000</dc:date>
    <meta:editing-duration>PT2H55M30S</meta:editing-duration>
    <meta:editing-cycles>1</meta:editing-cycles>
    <meta:document-statistic meta:object-count="79"/>
    <meta:generator>LibreOffice/6.2.0.3$Windows_X86_64 LibreOffice_project/98c6a8a1c6c7b144ce3cc729e34964b47ce25d62</meta:generator>
  </office:meta>
</office:document-meta>
</file>